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529cm"/>
      <style:text-properties style:font-name="Liberation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BCDEFGHIJKLMNOPQRSTUVWXYZ</text:p>
      <text:p text:style-name="P1"><text:s/>abcdefghijklmnopqrstuvwxyz</text:p>
      <text:p text:style-name="P1"><text:s/>0123456789(!@#$%&amp;.,?: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</meta:initial-creator>
    <meta:creation-date>2015-10-08T22:16:16.17</meta:creation-date>
    <dc:date>2015-10-12T17:38:34.86</dc:date>
    <dc:creator>Tim </dc:creator>
    <meta:editing-duration>PT6H19M25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3" meta:word-count="3" meta:character-count="78"/>
  </office:meta>
</office:document-meta>
</file>